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77283333333333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6.0561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ryo Quadruped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mponent</text:p>
          </table:table-cell>
          <table:table-cell office:value-type="string" table:style-name="ce1">
            <text:p>Quantity of component</text:p>
          </table:table-cell>
          <table:table-cell office:value-type="string" table:style-name="ce2">
            <text:p>Pric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Website</text:p>
          </table:table-cell>
          <table:table-cell office:value-type="string" table:style-name="ce1">
            <text:p>Amount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3d Printed part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-</text:p>
          </table:table-cell>
          <table:table-cell office:value-type="string" table:style-name="ce1">
            <text:p>1 large part</text:p>
          </table:table-cell>
          <table:table-cell office:value-type="string" table:style-name="ce1">
            <text:p>www.amazon.co.uk/1080pcs-Stainless-Screws-Socket-Assortment/dp/B07KCSVB1L/ref=sr_1_3?dchild=1&amp;keywords=m2%2Bbolt&amp;qid=1634903874&amp;sr=8-3&amp;th=1</text:p>
          </table:table-cell>
          <table:table-cell office:value-type="string" table:style-name="ce1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Servo 9g</text:p>
          </table:table-cell>
          <table:table-cell office:value-type="float" office:value="4" table:style-name="ce1">
            <text:p>4</text:p>
          </table:table-cell>
          <table:table-cell office:value-type="currency" office:value="7.99" table:style-name="ce2">
            <text:p>£7.99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olt Kits</text:p>
          </table:table-cell>
          <table:table-cell office:value-type="string" table:style-name="ce1">
            <text:p>M2, M3, M4 1080pcs</text:p>
          </table:table-cell>
          <table:table-cell office:value-type="currency" office:value="16.989999999999998" table:style-name="ce2">
            <text:p>£16.99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Benjamin Bithrey</meta:initial-creator>
    <dc:creator>Benjamin Bithrey</dc:creator>
    <meta:creation-date>2021-10-22T11:03:18Z</meta:creation-date>
    <dc:date>2021-10-22T18:36:06Z</dc:date>
  </office:meta>
</office:document-meta>
</file>